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ffffff" style:font-name="Segoe UI" fo:font-size="16pt" fo:font-style="italic" fo:text-shadow="1pt 1pt" style:font-size-asian="16pt" style:font-style-asian="italic" style:font-size-complex="16pt" style:font-style-complex="italic"/>
    </style:style>
    <style:style style:name="T5" style:family="text">
      <style:text-properties fo:color="#ffffff" style:text-position="super 58%" style:font-name="Segoe UI" fo:font-size="30pt" fo:text-shadow="1pt 1pt" style:font-size-asian="30pt" style:font-size-complex="30pt"/>
    </style:style>
    <style:style style:name="T6" style:family="text">
      <style:text-properties fo:color="#ffffff" style:font-name="Segoe UI" fo:font-size="30pt" fo:text-shadow="1pt 1pt" style:font-size-asian="30pt" style:font-size-complex="30pt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9" style:family="text">
      <style:text-properties fo:color="#ffffff" style:font-name="Segoe UI" fo:font-size="26pt" fo:text-shadow="1pt 1pt" style:font-size-asian="26pt" style:font-size-complex="26pt"/>
    </style:style>
    <style:style style:name="T10" style:family="text">
      <style:text-properties fo:color="#ffffff" style:font-name="Segoe UI" fo:font-size="31pt" fo:text-shadow="1pt 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969cm" svg:x="1.778cm" svg:y="0.508cm">
          <draw:text-box>
            <text:p text:style-name="P1"><text:span text:style-name="T1">Epistle Reading</text:span></text:p>
            <text:p text:style-name="P1"><text:span text:style-name="T2">1 Corinthians 12:12-31</text:span><text:span text:style-name="T3"> </text:span><text:span text:style-name="T4">ES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654cm" svg:height="9.269cm" svg:x="1.27cm" svg:y="0.508cm">
          <draw:text-box>
            <text:p><text:span text:style-name="T5">12</text:span><text:span text:style-name="T6">For just as the body is one and has many members,</text:span><text:span text:style-name="T7"> and all the members of the body, though many, are one body, so it is with Christ. </text:span><text:span text:style-name="T8">13</text:span><text:span text:style-name="T7">For in one Spirit we were all baptized into one body-Jews or Greeks, slaves or free-and all were made to drink of one Spir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654cm" svg:height="6.604cm" svg:x="1.27cm" svg:y="0.762cm">
          <draw:text-box>
            <text:p><text:span text:style-name="T8">14</text:span><text:span text:style-name="T7">For the body does not consist of one member but of many. </text:span><text:span text:style-name="T8">15</text:span><text:span text:style-name="T7">If the foot should say, “Because I am not a hand, I do not belong to the body,” that would not make it any less a part of the bod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5.654cm" svg:height="7.766cm" svg:x="1.27cm" svg:y="0.762cm">
          <draw:text-box>
            <text:p><text:span text:style-name="T8">16</text:span><text:span text:style-name="T7">And if the ear should say, “Because I am not an eye, I do not belong to the body,” that would not make it any less a part of the body. </text:span><text:span text:style-name="T8">17</text:span><text:span text:style-name="T7">If the whole body were an eye, where would be the sense of hearing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5.654cm" svg:height="9.269cm" svg:x="1.27cm" svg:y="0.508cm">
          <draw:text-box>
            <text:p><text:span text:style-name="T7">If the whole body were an ear, where would be the sense of smell? </text:span><text:span text:style-name="T8">18</text:span><text:span text:style-name="T7">But as it is, God arranged the members in the body, each one of them, as he chose. </text:span><text:span text:style-name="T8">19</text:span><text:span text:style-name="T7">If all were a single member, where would the body be? </text:span><text:span text:style-name="T8">20</text:span><text:span text:style-name="T7">As it is, there are many parts, yet one bod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4" draw:layer="layout" svg:width="25.654cm" svg:height="6.35cm" svg:x="1.27cm" svg:y="0.508cm">
          <draw:text-box>
            <text:p><text:span text:style-name="T8">21</text:span><text:span text:style-name="T7">The eye cannot say to the hand, “I have no need of you,” nor again the head to the feet, “I have no need of you.” </text:span><text:span text:style-name="T8">22</text:span><text:span text:style-name="T7">On the contrary, the parts of the body that seem to be weaker are indispensab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4" draw:layer="layout" svg:width="25.654cm" svg:height="8.128cm" svg:x="1.27cm" svg:y="0.508cm">
          <draw:text-box>
            <text:p><text:span text:style-name="T8">23</text:span><text:span text:style-name="T7">and on those parts of the body that we think less honorable we bestow the greater honor, and our unpresentable parts are treated with greater modesty, </text:span><text:span text:style-name="T8">24</text:span><text:span text:style-name="T7">which our more presentable parts do not require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4" draw:layer="layout" svg:width="25.654cm" svg:height="10.772cm" svg:x="1.27cm" svg:y="0.508cm">
          <draw:text-box>
            <text:p><text:span text:style-name="T7">But God has so </text:span><text:span text:style-name="T10">composed the body, giving greater</text:span><text:span text:style-name="T7"> honor to the part that lacked it, </text:span><text:span text:style-name="T8">25</text:span><text:span text:style-name="T7">that there may be no division in the body, but that the members may have the same care for one another. </text:span><text:span text:style-name="T8">26</text:span><text:span text:style-name="T7"> If one member suffers, all suffer together; if one member is honored, all </text:span></text:p>
            <text:p><text:span text:style-name="T7">rejoice toge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5.654cm" svg:height="9.269cm" svg:x="1.27cm" svg:y="0.508cm">
          <draw:text-box>
            <text:p><text:span text:style-name="T8">27</text:span><text:span text:style-name="T7">Now you are the body of Christ and individually members of it. </text:span><text:span text:style-name="T8">28</text:span><text:span text:style-name="T7">And God has appointed in the church first apostles, second prophets, third teachers, then miracles, then gifts of healing, helping, administrating, and various kinds of tongu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draw:layer="layout" svg:width="25.146cm" svg:height="7.874cm" svg:x="1.27cm" svg:y="0.508cm">
          <draw:text-box>
            <text:p><text:span text:style-name="T8">29</text:span><text:span text:style-name="T7">Are all apostles? Are all prophets? Are all teachers? Do all work miracles? </text:span><text:span text:style-name="T8">30</text:span><text:span text:style-name="T7">Do all possess gifts of healing? Do all speak with tongues? Do all interpret? </text:span><text:span text:style-name="T8">31</text:span><text:span text:style-name="T7">But earnestly desire the higher gif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9T17:12:43.578000000</meta:creation-date>
    <meta:generator>LibreOffice/5.0.4.2$Windows_x86 LibreOffice_project/2b9802c1994aa0b7dc6079e128979269cf95bc78</meta:generator>
    <dc:date>2016-01-20T18:08:05.489000000</dc:date>
    <meta:editing-duration>PT50M47S</meta:editing-duration>
    <meta:editing-cycles>4</meta:editing-cycles>
    <meta:document-statistic meta:object-count="51"/>
  </office:meta>
</office:document-meta>
</file>